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275in" fo:margin-left="-0.0958in" table:align="left"/>
    </style:style>
    <style:style style:name="Table1.A" style:family="table-column">
      <style:table-column-properties style:column-width="1.0583in"/>
    </style:style>
    <style:style style:name="Table1.B" style:family="table-column">
      <style:table-column-properties style:column-width="1.75in"/>
    </style:style>
    <style:style style:name="Table1.C" style:family="table-column">
      <style:table-column-properties style:column-width="1.9417in"/>
    </style:style>
    <style:style style:name="Table1.D" style:family="table-column">
      <style:table-column-properties style:column-width="2.5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style:vertical-align="middle" fo:padding="0.0382in" fo:border-left="0.05pt solid #000000" fo:border-right="none" fo:border-top="0.05pt solid #000000" fo:border-bottom="0.05pt solid #000000"/>
    </style:style>
    <style:style style:name="Table1.D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fo:language="lt" fo:country="LT" officeooo:rsid="0024fcc5" officeooo:paragraph-rsid="00260368"/>
    </style:style>
    <style:style style:name="P3" style:family="paragraph" style:parent-style-name="Table_20_Contents">
      <style:paragraph-properties fo:text-align="end" style:justify-single-word="false"/>
      <style:text-properties fo:language="lt" fo:country="LT" officeooo:rsid="0024fcc5" officeooo:paragraph-rsid="00260368"/>
    </style:style>
    <style:style style:name="P4" style:family="paragraph" style:parent-style-name="Table_20_Contents">
      <style:paragraph-properties fo:text-align="center" style:justify-single-word="false"/>
      <style:text-properties fo:language="lt" fo:country="LT" officeooo:rsid="0024fcc5" officeooo:paragraph-rsid="0024fcc5"/>
    </style:style>
    <style:style style:name="P5" style:family="paragraph" style:parent-style-name="Table_20_Contents">
      <style:text-properties fo:language="lt" fo:country="LT" officeooo:rsid="00260368" officeooo:paragraph-rsid="00260368"/>
    </style:style>
    <style:style style:name="P6" style:family="paragraph" style:parent-style-name="Table_20_Contents">
      <style:paragraph-properties fo:text-align="start" style:justify-single-word="false"/>
      <style:text-properties fo:language="lt" fo:country="LT" officeooo:rsid="00260368" officeooo:paragraph-rsid="00260368"/>
    </style:style>
    <style:style style:name="P7" style:family="paragraph" style:parent-style-name="Table_20_Contents">
      <style:text-properties fo:language="lt" fo:country="LT" officeooo:rsid="0026d4c0" officeooo:paragraph-rsid="0026d4c0"/>
    </style:style>
    <style:style style:name="P8" style:family="paragraph" style:parent-style-name="Table_20_Contents">
      <style:paragraph-properties fo:text-align="start" style:justify-single-word="false"/>
      <style:text-properties fo:language="lt" fo:country="LT" officeooo:rsid="0026d4c0" officeooo:paragraph-rsid="0026d4c0"/>
    </style:style>
    <style:style style:name="P9" style:family="paragraph" style:parent-style-name="Text_20_body">
      <style:text-properties officeooo:rsid="0021e2f8" officeooo:paragraph-rsid="0021e2f8"/>
    </style:style>
    <style:style style:name="P10" style:family="paragraph" style:parent-style-name="Text_20_body">
      <style:text-properties fo:language="lt" fo:country="LT" officeooo:rsid="002380b1" officeooo:paragraph-rsid="0024b928"/>
    </style:style>
    <style:style style:name="P11" style:family="paragraph" style:parent-style-name="Text_20_body">
      <style:text-properties fo:language="lt" fo:country="LT" officeooo:rsid="002380b1" officeooo:paragraph-rsid="002380b1"/>
    </style:style>
    <style:style style:name="P12" style:family="paragraph" style:parent-style-name="Text_20_body">
      <style:text-properties fo:language="lt" fo:country="LT" officeooo:rsid="002390b9" officeooo:paragraph-rsid="002390b9"/>
    </style:style>
    <style:style style:name="P13" style:family="paragraph" style:parent-style-name="Text_20_body">
      <style:text-properties fo:language="lt" fo:country="LT" officeooo:rsid="0035d68f" officeooo:paragraph-rsid="0035d68f"/>
    </style:style>
    <style:style style:name="P14" style:family="paragraph" style:parent-style-name="Text_20_body">
      <style:text-properties fo:language="lt" fo:country="LT" officeooo:rsid="00398ac7" officeooo:paragraph-rsid="003ce694"/>
    </style:style>
    <style:style style:name="P15"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16" style:family="paragraph" style:parent-style-name="Text_20_body">
      <style:paragraph-properties fo:margin-top="0in" fo:margin-bottom="0in" loext:contextual-spacing="false" fo:line-height="120%" style:writing-mode="lr-tb"/>
    </style:style>
    <style:style style:name="P17" style:family="paragraph" style:parent-style-name="Standard">
      <style:text-properties fo:language="lt" fo:country="LT" officeooo:rsid="0026d4c0" officeooo:paragraph-rsid="0026d4c0"/>
    </style:style>
    <style:style style:name="P18" style:family="paragraph" style:parent-style-name="Footnote">
      <style:text-properties officeooo:rsid="00378b4c" officeooo:paragraph-rsid="00378b4c"/>
    </style:style>
    <style:style style:name="P19" style:family="paragraph" style:parent-style-name="Text_20_body" style:list-style-name="L1">
      <style:text-properties fo:language="lt" fo:country="LT" officeooo:rsid="0022ad1a" officeooo:paragraph-rsid="0022ad1a"/>
    </style:style>
    <style:style style:name="P20" style:family="paragraph" style:parent-style-name="Text_20_body" style:list-style-name="L2">
      <style:text-properties fo:language="lt" fo:country="LT" officeooo:rsid="0022ad1a" officeooo:paragraph-rsid="003ab1a3"/>
    </style:style>
    <style:style style:name="P21" style:family="paragraph" style:parent-style-name="Text_20_body" style:list-style-name="L1">
      <style:text-properties fo:language="lt" fo:country="LT" officeooo:rsid="003ab1a3" officeooo:paragraph-rsid="003ab1a3"/>
    </style:style>
    <style:style style:name="P22" style:family="paragraph" style:parent-style-name="Text_20_body" style:list-style-name="L2">
      <style:text-properties fo:language="lt" fo:country="LT" officeooo:rsid="002380b1" officeooo:paragraph-rsid="003ab1a3"/>
    </style:style>
    <style:style style:name="P23" style:family="paragraph" style:parent-style-name="Text_20_body" style:list-style-name="L3">
      <style:text-properties fo:language="lt" fo:country="LT" officeooo:rsid="002380b1" officeooo:paragraph-rsid="002380b1"/>
    </style:style>
    <style:style style:name="P24" style:family="paragraph" style:parent-style-name="Text_20_body" style:list-style-name="L3">
      <style:text-properties fo:language="lt" fo:country="LT" officeooo:rsid="002390b9" officeooo:paragraph-rsid="003ab1a3"/>
    </style:style>
    <style:style style:name="P25" style:family="paragraph" style:parent-style-name="Text_20_body" style:list-style-name="L5">
      <style:text-properties fo:language="lt" fo:country="LT" officeooo:rsid="002390b9" officeooo:paragraph-rsid="00398ac7"/>
    </style:style>
    <style:style style:name="P26" style:family="paragraph" style:parent-style-name="Text_20_body" style:list-style-name="L4">
      <style:text-properties fo:language="lt" fo:country="LT" officeooo:rsid="00349b24" officeooo:paragraph-rsid="00393e7d"/>
    </style:style>
    <style:style style:name="P27" style:family="paragraph" style:parent-style-name="Text_20_body" style:list-style-name="L4">
      <style:text-properties fo:language="lt" fo:country="LT" officeooo:rsid="00349b24" officeooo:paragraph-rsid="00349b24"/>
    </style:style>
    <style:style style:name="P28" style:family="paragraph" style:parent-style-name="Text_20_body" style:list-style-name="L4">
      <style:text-properties fo:language="lt" fo:country="LT" officeooo:rsid="0034ae18" officeooo:paragraph-rsid="0034ae18"/>
    </style:style>
    <style:style style:name="P29" style:family="paragraph" style:parent-style-name="Text_20_body" style:list-style-name="L4">
      <style:text-properties fo:language="lt" fo:country="LT" officeooo:rsid="0035d68f" officeooo:paragraph-rsid="0035d68f"/>
    </style:style>
    <style:style style:name="P30" style:family="paragraph" style:parent-style-name="Text_20_body" style:list-style-name="L6">
      <style:text-properties fo:language="lt" fo:country="LT" officeooo:rsid="0024b928" officeooo:paragraph-rsid="0024b928"/>
    </style:style>
    <style:style style:name="P31" style:family="paragraph" style:parent-style-name="Text_20_body" style:list-style-name="L3">
      <style:text-properties officeooo:rsid="002380b1" officeooo:paragraph-rsid="002380b1"/>
    </style:style>
    <style:style style:name="P32" style:family="paragraph" style:parent-style-name="Text_20_body" style:list-style-name="L4">
      <style:text-properties officeooo:paragraph-rsid="0035d68f"/>
    </style:style>
    <style:style style:name="P33" style:family="paragraph" style:parent-style-name="Text_20_body" style:list-style-name="L4">
      <style:text-properties fo:font-variant="normal" fo:text-transform="none" fo:color="#000000" style:text-line-through-style="none" style:text-line-through-type="none" style:font-name="Arial1" fo:font-size="11pt" fo:font-style="normal" style:text-underline-style="none" fo:font-weight="normal" officeooo:paragraph-rsid="0035d68f" style:text-blinking="false" fo:background-color="transparent"/>
    </style:style>
    <style:style style:name="P34" style:family="paragraph" style:parent-style-name="Text_20_body" style:list-style-name="L4">
      <style:text-properties fo:font-variant="normal" fo:text-transform="none" fo:color="#000000" style:text-line-through-style="none" style:text-line-through-type="none" style:font-name="Arial1" fo:font-size="11pt" fo:language="lt" fo:country="LT" fo:font-style="normal" style:text-underline-style="none" fo:font-weight="normal" officeooo:rsid="0035d68f" officeooo:paragraph-rsid="0035d68f" style:text-blinking="false" fo:background-color="transparent"/>
    </style:style>
    <style:style style:name="P35" style:family="paragraph" style:parent-style-name="Text_20_body" style:list-style-name="L5">
      <style:text-properties fo:font-variant="normal" fo:text-transform="none" fo:color="#000000" style:text-line-through-style="none" style:text-line-through-type="none" style:font-name="Arial1" fo:font-size="11pt" fo:language="zxx" fo:country="none" fo:font-style="normal" style:text-underline-style="none" fo:font-weight="normal" officeooo:rsid="00364981" officeooo:paragraph-rsid="00364981" style:text-blinking="false" fo:background-color="transparent" style:language-asian="zxx" style:country-asian="none" style:language-complex="zxx" style:country-complex="none"/>
    </style:style>
    <style:style style:name="P36" style:family="paragraph" style:parent-style-name="Text_20_body" style:list-style-name="L5">
      <style:text-properties fo:font-variant="normal" fo:text-transform="none" fo:color="#000000" style:text-line-through-style="none" style:text-line-through-type="none" style:font-name="Arial1" fo:font-size="11pt" fo:language="zxx" fo:country="none" fo:font-style="normal" style:text-underline-style="none" fo:font-weight="normal" officeooo:rsid="002390b9" officeooo:paragraph-rsid="002390b9" style:text-blinking="false" fo:background-color="transparent" style:language-asian="zxx" style:country-asian="none" style:language-complex="zxx" style:country-complex="none"/>
    </style:style>
    <style:style style:name="P37" style:family="paragraph" style:parent-style-name="Text_20_body" style:list-style-name="L5">
      <style:text-properties fo:font-variant="normal" fo:text-transform="none" fo:color="#000000" style:text-line-through-style="none" style:text-line-through-type="none" style:font-name="Arial1" fo:font-size="11pt" fo:language="zxx" fo:country="none" fo:font-style="normal" style:text-underline-style="none" fo:font-weight="normal" officeooo:rsid="002390b9" officeooo:paragraph-rsid="00364981" style:text-blinking="false" fo:background-color="transparent" style:language-asian="zxx" style:country-asian="none" style:language-complex="zxx" style:country-complex="none"/>
    </style:style>
    <style:style style:name="P38" style:family="paragraph" style:parent-style-name="Text_20_body" style:list-style-name="L5">
      <style:text-properties fo:font-variant="normal" fo:text-transform="none" fo:color="#000000" style:text-line-through-style="none" style:text-line-through-type="none" style:font-name="Arial1" fo:font-size="11pt" fo:language="zxx" fo:country="none" fo:font-style="normal" style:text-underline-style="none" fo:font-weight="normal" officeooo:rsid="00260368" officeooo:paragraph-rsid="00260368" style:text-blinking="false" fo:background-color="transparent" style:language-asian="zxx" style:country-asian="none" style:language-complex="zxx" style:country-complex="none"/>
    </style:style>
    <style:style style:name="P39" style:family="paragraph" style:parent-style-name="Text_20_body" style:list-style-name="L5">
      <style:text-properties fo:font-variant="normal" fo:text-transform="none" fo:color="#000000" style:text-line-through-style="none" style:text-line-through-type="none" style:font-name="Arial1" fo:font-size="11pt" fo:language="zxx" fo:country="none" fo:font-style="normal" style:text-underline-style="none" fo:font-weight="normal" officeooo:rsid="0026d4c0" officeooo:paragraph-rsid="0026d4c0" style:text-blinking="false" fo:background-color="transparent" style:language-asian="zxx" style:country-asian="none" style:language-complex="zxx" style:country-complex="none"/>
    </style:style>
    <style:style style:name="P40" style:family="paragraph" style:parent-style-name="Text_20_body" style:list-style-name="L5">
      <style:text-properties fo:font-variant="normal" fo:text-transform="none" fo:color="#000000" style:text-line-through-style="none" style:text-line-through-type="none" style:font-name="Arial1" fo:font-size="11pt" fo:language="zxx" fo:country="none" fo:font-style="normal" style:text-underline-style="none" fo:font-weight="normal" officeooo:rsid="00393e7d" officeooo:paragraph-rsid="00393e7d" style:text-blinking="false" fo:background-color="transparent" style:language-asian="zxx" style:country-asian="none" style:language-complex="zxx" style:country-complex="none"/>
    </style:style>
    <style:style style:name="P41" style:family="paragraph" style:parent-style-name="Text_20_body" style:list-style-name="L5">
      <style:text-properties officeooo:paragraph-rsid="00364981"/>
    </style:style>
    <style:style style:name="P42" style:family="paragraph" style:parent-style-name="Text_20_body" style:list-style-name="L6">
      <style:text-properties officeooo:paragraph-rsid="00393e7d"/>
    </style:style>
    <style:style style:name="P43" style:family="paragraph" style:parent-style-name="Title" style:master-page-name="First_20_Page">
      <style:paragraph-properties style:page-number="auto"/>
      <style:text-properties officeooo:paragraph-rsid="001d2cfd"/>
    </style:style>
    <style:style style:name="P44" style:family="paragraph" style:parent-style-name="Contents_20_Heading">
      <style:paragraph-properties fo:break-before="page"/>
    </style:style>
    <style:style style:name="P45" style:family="paragraph" style:parent-style-name="Heading_20_2">
      <style:text-properties fo:language="lt" fo:country="LT" officeooo:rsid="0021e2f8" officeooo:paragraph-rsid="0021e2f8"/>
    </style:style>
    <style:style style:name="P46" style:family="paragraph" style:parent-style-name="Heading_20_2">
      <style:text-properties fo:language="lt" fo:country="LT" officeooo:rsid="0022ad1a" officeooo:paragraph-rsid="0022ad1a"/>
    </style:style>
    <style:style style:name="P47" style:family="paragraph" style:parent-style-name="Heading_20_2">
      <style:text-properties fo:language="lt" fo:country="LT" officeooo:rsid="002380b1" officeooo:paragraph-rsid="002380b1"/>
    </style:style>
    <style:style style:name="P48" style:family="paragraph" style:parent-style-name="Heading_20_2" style:list-style-name=""/>
    <style:style style:name="P49" style:family="paragraph" style:parent-style-name="Heading_20_2">
      <style:paragraph-properties fo:break-before="page"/>
    </style:style>
    <style:style style:name="P50" style:family="paragraph" style:parent-style-name="Heading_20_3">
      <style:paragraph-properties fo:break-before="page"/>
    </style:style>
    <style:style style:name="P51" style:family="paragraph" style:parent-style-name="Heading_20_1" style:list-style-name="">
      <style:text-properties style:font-name="Arial" fo:font-size="14.1000003814697pt" fo:language="zxx" fo:country="none" fo:font-weight="bold" style:font-name-asian="Andale Sans UI" style:font-size-asian="14.1000003814697pt" style:language-asian="zxx" style:country-asian="none" style:font-weight-asian="bold" style:font-name-complex="Tahoma" style:font-size-complex="14.1000003814697pt" style:language-complex="zxx" style:country-complex="none" style:font-weight-complex="bold"/>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paragraph-rsid="0021e2f8"/>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Contents_20_3">
      <style:paragraph-properties>
        <style:tab-stops>
          <style:tab-stop style:position="6.5319in" style:type="right" style:leader-style="dotted" style:leader-text="."/>
        </style:tab-stops>
      </style:paragraph-properties>
    </style:style>
    <style:style style:name="P5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1" fo:font-size="12pt" fo:font-style="normal" style:text-underline-style="none" fo:font-weight="normal" officeooo:rsid="00321892" style:text-blinking="false" fo:background-color="transparent" loext:char-shading-value="0"/>
    </style:style>
    <style:style style:name="T3"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1" fo:font-size="11pt" fo:language="zxx" fo:country="none" fo:font-style="normal" style:text-underline-style="none" fo:font-weight="normal" officeooo:rsid="00364981" style:text-blinking="false" fo:background-color="transparent" loext:char-shading-value="0" style:language-asian="zxx" style:country-asian="none" style:language-complex="zxx" style:country-complex="none"/>
    </style:style>
    <style:style style:name="T5" style:family="text">
      <style:text-properties fo:font-variant="normal" fo:text-transform="none" fo:color="#000000" style:text-line-through-style="none" style:text-line-through-type="none" style:font-name="Arial1" fo:font-size="11pt" fo:language="zxx" fo:country="none" fo:font-style="normal" style:text-underline-style="none" fo:font-weight="normal" officeooo:rsid="00398ac7" style:text-blinking="false" fo:background-color="transparent" loext:char-shading-value="0" style:language-asian="zxx" style:country-asian="none" style:language-complex="zxx" style:country-complex="none"/>
    </style:style>
    <style:style style:name="T6" style:family="text">
      <style:text-properties fo:font-variant="normal" fo:text-transform="none" fo:color="#000000" style:text-line-through-style="none" style:text-line-through-type="none" style:font-name="Arial1" fo:font-size="11pt" fo:language="zxx" fo:country="none" fo:font-style="normal" style:text-underline-style="none" fo:font-weight="normal" officeooo:rsid="003ab1a3" style:text-blinking="false" fo:background-color="transparent" loext:char-shading-value="0" style:language-asian="zxx" style:country-asian="none" style:language-complex="zxx" style:country-complex="none"/>
    </style:style>
    <style:style style:name="T7" style:family="text">
      <style:text-properties officeooo:rsid="001d2cfd"/>
    </style:style>
    <style:style style:name="T8" style:family="text">
      <style:text-properties fo:language="lt" fo:country="LT"/>
    </style:style>
    <style:style style:name="T9" style:family="text">
      <style:text-properties fo:language="lt" fo:country="LT" officeooo:rsid="0021e2f8"/>
    </style:style>
    <style:style style:name="T10" style:family="text">
      <style:text-properties fo:language="lt" fo:country="LT" officeooo:rsid="0022ad1a"/>
    </style:style>
    <style:style style:name="T11" style:family="text">
      <style:text-properties fo:language="lt" fo:country="LT" officeooo:rsid="0024b928"/>
    </style:style>
    <style:style style:name="T12" style:family="text">
      <style:text-properties fo:language="lt" fo:country="LT" officeooo:rsid="00284dbb"/>
    </style:style>
    <style:style style:name="T13" style:family="text">
      <style:text-properties fo:language="lt" fo:country="LT" officeooo:rsid="002e328b"/>
    </style:style>
    <style:style style:name="T14" style:family="text">
      <style:text-properties fo:language="lt" fo:country="LT" officeooo:rsid="003ab1a3"/>
    </style:style>
    <style:style style:name="T15" style:family="text">
      <style:text-properties fo:language="lt" fo:country="LT" officeooo:rsid="003ac36b"/>
    </style:style>
    <style:style style:name="T16" style:family="text">
      <style:text-properties officeooo:rsid="002380b1"/>
    </style:style>
    <style:style style:name="T17" style:family="text">
      <style:text-properties officeooo:rsid="0026d4c0"/>
    </style:style>
    <style:style style:name="T18" style:family="text">
      <style:text-properties officeooo:rsid="002f164a"/>
    </style:style>
    <style:style style:name="T19" style:family="text">
      <style:text-properties officeooo:rsid="00305c69"/>
    </style:style>
    <style:style style:name="T20" style:family="text">
      <style:text-properties officeooo:rsid="003098b4"/>
    </style:style>
    <style:style style:name="T21" style:family="text">
      <style:text-properties officeooo:rsid="00321892"/>
    </style:style>
    <style:style style:name="T22" style:family="text">
      <style:text-properties officeooo:rsid="0034ae18"/>
    </style:style>
    <style:style style:name="T23" style:family="text">
      <style:text-properties officeooo:rsid="00357033"/>
    </style:style>
    <style:style style:name="T24" style:family="text">
      <style:text-properties officeooo:rsid="002390b9"/>
    </style:style>
    <style:style style:name="T25" style:family="text">
      <style:text-properties officeooo:rsid="00364981"/>
    </style:style>
    <style:style style:name="T26" style:family="text">
      <style:text-properties officeooo:rsid="00378b4c"/>
    </style:style>
    <style:style style:name="T27" style:family="text">
      <style:text-properties officeooo:rsid="00398ac7"/>
    </style:style>
    <style:style style:name="T28" style:family="text">
      <style:text-properties officeooo:rsid="003ab1a3"/>
    </style:style>
    <style:style style:name="T29" style:family="text">
      <style:text-properties officeooo:rsid="003ac36b"/>
    </style:style>
    <style:style style:name="T30" style:family="text">
      <style:text-properties officeooo:rsid="003fa5d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text:start-value="6">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Projekto vizija</text:p>
      <text:p text:style-name="Subtitle"/>
      <text:p text:style-name="Subtitle"><text:span text:style-name="T9">Antežerių </text:span><text:span text:style-name="T7">Poliklinik</text:span><text:span text:style-name="T9">os <text:line-break/></text:span><text:span text:style-name="T14">informacinė</text:span><text:span text:style-name="T9"> sistema</text:span><text:line-break/><text:span text:style-name="T14">APIS</text:span></text:p>
      <text:table-of-content text:style-name="Sect1" text:name="Table of Contents1">
        <text:table-of-content-source text:outline-level="10">
          <text:index-title-template text:style-name="Contents_20_Heading">Turiny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Turinys</text:p>
          </text:index-title>
          <text:p text:style-name="P54"><text:a xlink:type="simple" xlink:href="#__RefHeading___Toc5089_3188897228">1 Projekto reikalavimai<text:tab/>3</text:a></text:p>
          <text:p text:style-name="P56"><text:a xlink:type="simple" xlink:href="#__RefHeading___Toc5091_3188897228">1.1 Kontekstas ir projekto reikalingumas<text:tab/>3</text:a></text:p>
          <text:p text:style-name="P56"><text:a xlink:type="simple" xlink:href="#__RefHeading___Toc5093_3188897228">Projekto tikslai<text:tab/>3</text:a></text:p>
          <text:p text:style-name="P56"><text:a xlink:type="simple" xlink:href="#__RefHeading___Toc5095_3188897228">1.2 Sėkmės kriterijai<text:tab/>3</text:a></text:p>
          <text:p text:style-name="P56"><text:a xlink:type="simple" xlink:href="#__RefHeading___Toc5097_3188897228">1.3 Rizikos<text:tab/>3</text:a></text:p>
          <text:p text:style-name="P54"><text:a xlink:type="simple" xlink:href="#__RefHeading___Toc984_2027584954">2 Projekto vizija<text:tab/>3</text:a></text:p>
          <text:p text:style-name="P56"><text:a xlink:type="simple" xlink:href="#__RefHeading___Toc5101_3188897228">2.1 Esminis funkcionalumas<text:tab/>4</text:a></text:p>
          <text:p text:style-name="P55"><text:a xlink:type="simple" xlink:href="#__RefHeading___Toc986_2027584954">2.1.1 Paslaugos pacientams internetu<text:tab/>4</text:a></text:p>
          <text:p text:style-name="P55"><text:a xlink:type="simple" xlink:href="#__RefHeading___Toc988_2027584954">2.1.2 Paslaugos medicinos darbuotojams<text:tab/>5</text:a></text:p>
          <text:p text:style-name="P56"><text:a xlink:type="simple" xlink:href="#__RefHeading___Toc5103_3188897228">2.2 Prielaidos<text:tab/>5</text:a></text:p>
          <text:p text:style-name="P54"><text:a xlink:type="simple" xlink:href="#__RefHeading___Toc990_2027584954">3 Projekto vykdymas<text:tab/>6</text:a></text:p>
          <text:p text:style-name="P54"><text:a xlink:type="simple" xlink:href="#__RefHeading___Toc992_2027584954">4 Vykdymas v2<text:tab/>6</text:a></text:p>
        </text:index-body>
      </text:table-of-content>
      <text:p text:style-name="Text_20_body"/>
      <text:h text:style-name="P53" text:outline-level="1"><text:bookmark-start text:name="__RefHeading___Toc5089_3188897228"/>Projekto reikalavimai<text:bookmark-end text:name="__RefHeading___Toc5089_3188897228"/></text:h>
      <text:h text:style-name="P45" text:outline-level="2"><text:bookmark-start text:name="__RefHeading___Toc5091_3188897228"/>Kontekstas ir projekto reikalingumas<text:bookmark-end text:name="__RefHeading___Toc5091_3188897228"/></text:h>
      <text:p text:style-name="P9"><text:span text:style-name="T8"><text:tab/>Antežerių seniūnijos projektas „Antežerių poliklinika“ buvo pradėtas vykdyti 2016 spalio mėnesį. Projektas planuojamas baigti vykdyti 2018 metais. Kiekviena moderni įstaiga </text:span><text:span text:style-name="T10">stengiasi paprastą ir kasdieninę buhalteriją kiek galima automatizuoti bei vykdyti kompiuteriu. </text:span><text:span text:style-name="T15">Taip 2015 suskurtos sistemos e.sveikata pagrindu pagrįstas medicininės informacijos valdymo modelis, kurios dalį įgyvendina APIS.</text:span></text:p>
      <text:h text:style-name="P46" text:outline-level="2" text:is-list-header="true"><text:bookmark-start text:name="__RefHeading___Toc5093_3188897228"/>Projekto tikslai<text:bookmark-end text:name="__RefHeading___Toc5093_3188897228"/></text:h>
      <text:list xml:id="list3534216551" text:style-name="L1">
        <text:list-item>
          <text:p text:style-name="P19">Sudaryti sąlygas nuotolinei pacientų registracijai</text:p>
        </text:list-item>
        <text:list-item>
          <text:p text:style-name="P21">Paspartinti dokumentų ir informacijos valdymą</text:p>
        </text:list-item>
        <text:list-item>
          <text:p text:style-name="P21">Leisti nuotolinę sveikatos informacijos peržiūrą</text:p>
        </text:list-item>
      </text:list>
      <text:h text:style-name="Heading_20_2" text:outline-level="2"><text:bookmark-start text:name="__RefHeading___Toc5095_3188897228"/>Sėkmės kriterijai<text:bookmark-end text:name="__RefHeading___Toc5095_3188897228"/></text:h>
      <text:list xml:id="list679073985" text:style-name="L2">
        <text:list-item>
          <text:p text:style-name="P20">Virš 40% dokumentų <text:span text:style-name="T30">ir informacijos </text:span>valdymo <text:span text:style-name="T16">perleidžiama APIS</text:span></text:p>
        </text:list-item>
        <text:list-item>
          <text:p text:style-name="P22">Virš 80% pacientų gali registruotis per <text:span text:style-name="T28">APIS</text:span></text:p>
        </text:list-item>
      </text:list>
      <text:h text:style-name="P47" text:outline-level="2"><text:bookmark-start text:name="__RefHeading___Toc5097_3188897228"/>Rizikos<text:bookmark-end text:name="__RefHeading___Toc5097_3188897228"/></text:h>
      <text:list xml:id="list2411644886" text:style-name="L3">
        <text:list-item>
          <text:p text:style-name="P23">Sistemos kaštai gali nepateisinti naudos</text:p>
        </text:list-item>
        <text:list-item>
          <text:p text:style-name="P31"><text:span text:style-name="T12">Gali būti</text:span><text:span text:style-name="T8"> rizikuojama gyventojų informacija, </text:span><text:span text:style-name="T12">jeigu serveris nėra tinkamai prižiūrimas</text:span></text:p>
        </text:list-item>
        <text:list-item>
          <text:p text:style-name="P24">Prasta ar neištestuota <text:span text:style-name="T28">APIS</text:span> vartotojo sąsaja gali atbaidyti naudotojus</text:p>
        </text:list-item>
        <text:list-item>
          <text:p text:style-name="P24"><text:span text:style-name="T28">Nepakankamai finansuojama sistemos priežiūra</text:span><text:line-break/></text:p>
        </text:list-item>
      </text:list>
      <text:p text:style-name="P12"/>
      <text:h text:style-name="Heading_20_1" text:outline-level="1"><text:bookmark-start text:name="__RefHeading___Toc984_2027584954"/><text:span text:style-name="T24">Projekto v</text:span>izija<text:bookmark-end text:name="__RefHeading___Toc984_2027584954"/></text:h>
      <text:p text:style-name="Text_20_body"><text:tab/>Tradicinis dokumentų valdymas yra gana lėtas, todėl administravimo sistema galėtų palengvinti ir pagreitinti šį procesą. Taip pat klientų registracija nesunkiai gali būti vykdoma internetinės sistemos pagalba, šitaip sutaupant pacientų bei administracijos personalo laiką. <text:span text:style-name="T27">Kasdieniniam medikų darbui palengvinti, tipinių gydimo eigoje naudojamų dokumentų (pvz. siuntimas, laboratoriniai tyrimai) valdymas yra perleidžiamas sistemai.</text:span></text:p>
      <text:h text:style-name="P48" text:outline-level="2"/>
      <text:h text:style-name="P49" text:outline-level="2"><text:bookmark-start text:name="__RefHeading___Toc5101_3188897228"/>Esminis funkcionalumas <text:bookmark-end text:name="__RefHeading___Toc5101_3188897228"/></text:h>
      <text:h text:style-name="Heading_20_3" text:outline-level="3"><text:bookmark-start text:name="__RefHeading___Toc986_2027584954"/>Paslaugos pacientams internetu<text:bookmark-end text:name="__RefHeading___Toc986_2027584954"/></text:h>
      <text:list xml:id="list1246215743" text:style-name="L4">
        <text:list-item>
          <text:p text:style-name="P26"><text:span text:style-name="T26">VIISP</text:span><text:span text:style-name="T26"><text:note text:id="ftn1" text:note-class="footnote"><text:note-citation>1</text:note-citation><text:note-body><text:p text:style-name="P18">Valstybės informacinių išteklių sąveikumo platforma</text:p></text:note-body></text:note></text:span><text:span text:style-name="T26"> autorizacija</text:span></text:p>
        </text:list-item>
        <text:list-item>
          <text:p text:style-name="P27">PSD<text:note text:id="ftn2" text:note-class="footnote"><text:note-citation>2</text:note-citation><text:note-body><text:p text:style-name="P18">Privalomasis sveikatos draudimas</text:p></text:note-body></text:note><text:span text:style-name="T22"> galiojimo patikrinimas</text:span></text:p>
        </text:list-item>
        <text:list-item>
          <text:p text:style-name="P28">Registracija internetu</text:p>
          <text:list>
            <text:list-item>
              <text:p text:style-name="P27">Pas šeimos gydytoją</text:p>
            </text:list-item>
            <text:list-item>
              <text:p text:style-name="P27">Pas specialistą</text:p>
            </text:list-item>
            <text:list-item>
              <text:p text:style-name="P27">Į vairuotojų komisiją</text:p>
            </text:list-item>
            <text:list-item>
              <text:p text:style-name="P27">Profilaktiniam patikrinimui</text:p>
            </text:list-item>
          </text:list>
        </text:list-item>
        <text:list-item>
          <text:p text:style-name="P29">Informacijos peržiūra</text:p>
          <text:list>
            <text:list-item>
              <text:p text:style-name="P34"><text:bookmark text:name="docs-internal-guid-e8571a50-2697-6c20-4949-7761543f3bc4"/>Skiepų kalendorius</text:p>
            </text:list-item>
            <text:list-item>
              <text:p text:style-name="P33">Pažymos</text:p>
            </text:list-item>
            <text:list-item>
              <text:p text:style-name="P33">Sveikatos istorijos suvestinė</text:p>
            </text:list-item>
            <text:list-item>
              <text:p text:style-name="P33">Elektroniniai receptai</text:p>
            </text:list-item>
            <text:list-item>
              <text:p text:style-name="P33">Diagnozės</text:p>
            </text:list-item>
            <text:list-item>
              <text:p text:style-name="P33">Alergijos</text:p>
            </text:list-item>
            <text:list-item>
              <text:p text:style-name="P32"><text:span text:style-name="T3">Pranešimai</text:span> </text:p>
            </text:list-item>
          </text:list>
        </text:list-item>
        <text:list-item>
          <text:p text:style-name="P28">Psichikos sveikatos centro p<text:span text:style-name="T23">ažymos užsakymas</text:span></text:p>
        </text:list-item>
      </text:list>
      <text:p text:style-name="P13"/>
      <text:h text:style-name="P50" text:outline-level="3"><text:bookmark-start text:name="__RefHeading___Toc988_2027584954"/>Paslaugos medicinos darbuotojams<text:bookmark-end text:name="__RefHeading___Toc988_2027584954"/></text:h>
      <text:list xml:id="list2326470345" text:style-name="L5">
        <text:list-item>
          <text:p text:style-name="P41"><text:span text:style-name="T5">S</text:span><text:span text:style-name="T4">istemų integracija</text:span></text:p>
          <text:list>
            <text:list-item>
              <text:p text:style-name="P35">Elektriniai receptai e.receptas</text:p>
            </text:list-item>
            <text:list-item>
              <text:p text:style-name="P35">Medicininių vaizdų sistema MedVAIS</text:p>
            </text:list-item>
          </text:list>
        </text:list-item>
        <text:list-item>
          <text:p text:style-name="P36"><text:span text:style-name="T25">Informacijos ir dokumentų </text:span>valdymas:</text:p>
          <text:list>
            <text:list-item>
              <text:p text:style-name="P38">Duomenų importavimas <text:span text:style-name="T26">ir įvedimas</text:span></text:p>
            </text:list-item>
            <text:list-item>
              <text:p text:style-name="P36">Paieška <text:span text:style-name="T26">ir peržiūra</text:span></text:p>
            </text:list-item>
            <text:list-item>
              <text:p text:style-name="P39">Generavimas pagal šablonus</text:p>
            </text:list-item>
            <text:list-item>
              <text:p text:style-name="P36"><text:span text:style-name="T29">P</text:span>asiekiamumas pagal poreikius</text:p>
            </text:list-item>
            <text:list-item>
              <text:p text:style-name="P37">Redagavimas</text:p>
            </text:list-item>
          </text:list>
        </text:list-item>
        <text:list-item>
          <text:p text:style-name="P35">Informacijos ir dokumentų tipai</text:p>
          <text:list>
            <text:list-item>
              <text:p text:style-name="P35">Ligos istorija</text:p>
            </text:list-item>
            <text:list-item>
              <text:p text:style-name="P35">Siuntimai</text:p>
            </text:list-item>
            <text:list-item>
              <text:p text:style-name="P35">Laboratoriniai tyrimai</text:p>
            </text:list-item>
            <text:list-item>
              <text:p text:style-name="P40">Diagnozė<text:span text:style-name="T28">s</text:span></text:p>
            </text:list-item>
            <text:list-item>
              <text:p text:style-name="P40">Alergij<text:span text:style-name="T28">os</text:span></text:p>
            </text:list-item>
            <text:list-item>
              <text:p text:style-name="P40">Skiepai</text:p>
            </text:list-item>
            <text:list-item>
              <text:p text:style-name="P25"><text:span text:style-name="T4">Pažym</text:span><text:span text:style-name="T6">os</text:span></text:p>
            </text:list-item>
            <text:list-item>
              <text:p text:style-name="P25"><text:span text:style-name="T5">Paciento duomenys</text:span><text:line-break/></text:p>
            </text:list-item>
          </text:list>
        </text:list-item>
      </text:list>
      <text:h text:style-name="Heading_20_2" text:outline-level="2"><text:bookmark-start text:name="__RefHeading___Toc5103_3188897228"/>Prielaidos<text:bookmark-end text:name="__RefHeading___Toc5103_3188897228"/></text:h>
      <text:list xml:id="list1772061162" text:style-name="L6">
        <text:list-item>
          <text:p text:style-name="P30">Techninė įranga bus suteikiama ir prieinama atitinkamuose kabinetuose</text:p>
        </text:list-item>
        <text:list-item>
          <text:p text:style-name="P42"><text:span text:style-name="T11">Gydytojai turi bazines žinias, reikalingas </text:span><text:span text:style-name="T13">sistemos naudojimui </text:span></text:p>
        </text:list-item>
      </text:list>
      <text:h text:style-name="P51" text:outline-level="1"/>
      <text:h text:style-name="P52" text:outline-level="1"><text:bookmark-start text:name="__RefHeading___Toc990_2027584954"/>Projekto vykdymas <text:span text:style-name="T30">(obsolete)</text:span><text:bookmark-end text:name="__RefHeading___Toc990_2027584954"/></text:h>
      <text:p text:style-name="P1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Išleidimas</text:p>
            <text:p text:style-name="P2">Funkcija </text:p>
          </table:table-cell>
          <table:table-cell table:style-name="Table1.B1" office:value-type="string">
            <text:p text:style-name="P4">1 </text:p>
          </table:table-cell>
          <table:table-cell table:style-name="Table1.B1" office:value-type="string">
            <text:p text:style-name="P4">2</text:p>
          </table:table-cell>
          <table:table-cell table:style-name="Table1.D1" office:value-type="string">
            <text:p text:style-name="P4">3</text:p>
          </table:table-cell>
        </table:table-row>
        <table:table-row>
          <table:table-cell table:style-name="Table1.A2" office:value-type="string">
            <text:p text:style-name="P6">A</text:p>
          </table:table-cell>
          <table:table-cell table:style-name="Table1.B5" office:value-type="string">
            <text:p text:style-name="P5">Neįgyvendinta</text:p>
          </table:table-cell>
          <table:table-cell table:style-name="Table1.C5" office:value-type="string">
            <text:p text:style-name="P7"><text:span text:style-name="T18">R</text:span>egistracija pas šeimos gydytoją</text:p>
          </table:table-cell>
          <table:table-cell table:style-name="Table1.D5" office:value-type="string">
            <text:p text:style-name="P17"><text:bookmark text:name="docs-internal-guid-9bc632ff-e325-0079-6bcf-0121342baead"/><text:span text:style-name="T1">Registracija pas gydytoją pasirinktu laiku</text:span> </text:p>
          </table:table-cell>
        </table:table-row>
        <table:table-row>
          <table:table-cell table:style-name="Table1.A2" office:value-type="string">
            <text:p text:style-name="P6">B.1</text:p>
          </table:table-cell>
          <table:table-cell table:style-name="Table1.B5" office:value-type="string">
            <text:p text:style-name="P5">Pacientų istorijų suvedimas</text:p>
          </table:table-cell>
          <table:table-cell table:style-name="Table1.C5" office:value-type="string">
            <text:p text:style-name="P7">Papildomų dokumentų suvedimas (TODO)</text:p>
          </table:table-cell>
          <table:table-cell table:style-name="Table1.D5" office:value-type="string">
            <text:p text:style-name="Standard"><text:bookmark text:name="docs-internal-guid-9bc632ff-e325-7bf3-dd7e-6e7d9f783b62"/><text:span text:style-name="T1">Išorinių dokumentų įvedimas (nuotraukos, grafai ir </text:span><text:span text:style-name="T2">kt</text:span><text:span text:style-name="T1">.)</text:span> </text:p>
          </table:table-cell>
        </table:table-row>
        <table:table-row>
          <table:table-cell table:style-name="Table1.A2" office:value-type="string">
            <text:p text:style-name="P6">B.2</text:p>
          </table:table-cell>
          <table:table-cell table:style-name="Table1.B5" office:value-type="string">
            <text:p text:style-name="P5">Paieška pagal dokumento <text:span text:style-name="T19">vardą</text:span></text:p>
          </table:table-cell>
          <table:table-cell table:style-name="Table1.C5" office:value-type="string">
            <text:p text:style-name="P5"><text:span text:style-name="T20">P</text:span>aieška pagal kategorijas</text:p>
          </table:table-cell>
          <table:table-cell table:style-name="Table1.D5" office:value-type="string">
            <text:p text:style-name="P7">Indeksuota paieška</text:p>
          </table:table-cell>
        </table:table-row>
        <table:table-row>
          <table:table-cell table:style-name="Table1.A2" office:value-type="string">
            <text:p text:style-name="P6">B.3</text:p>
          </table:table-cell>
          <table:table-cell table:style-name="Table1.B5" office:value-type="string">
            <text:p text:style-name="P5">Neįgyvendinta</text:p>
          </table:table-cell>
          <table:table-cell table:style-name="Table1.C5" office:value-type="string">
            <text:p text:style-name="P5">Siuntimo generavimas</text:p>
          </table:table-cell>
          <table:table-cell table:style-name="Table1.D5" office:value-type="string">
            <text:p text:style-name="P7">Papildomų dokumentų generacija </text:p>
          </table:table-cell>
        </table:table-row>
        <table:table-row>
          <table:table-cell table:style-name="Table1.A2" office:value-type="string">
            <text:p text:style-name="P6">B.4</text:p>
          </table:table-cell>
          <table:table-cell table:style-name="Table1.B6" office:value-type="string">
            <text:p text:style-name="P5">Visi gydytojai pasiekia viską</text:p>
          </table:table-cell>
          <table:table-cell table:style-name="Table1.C6" office:value-type="string">
            <text:p text:style-name="P5">Pasiekiamumas ribojamas pagal poreikius <text:span text:style-name="T17">dėl klaidų mažinimo</text:span></text:p>
          </table:table-cell>
          <table:table-cell table:style-name="Table1.D6" office:value-type="string">
            <text:p text:style-name="P7">Autorizacijos mechanizmas informacijos pasiekiamumui už intraneto ribų</text:p>
          </table:table-cell>
        </table:table-row>
        <table:table-row>
          <table:table-cell table:style-name="Table1.A2" office:value-type="string">
            <text:p text:style-name="P8">B.5</text:p>
          </table:table-cell>
          <table:table-cell table:style-name="Table1.B7" office:value-type="string">
            <text:p text:style-name="P7">Pacientų istorijų redagavimas</text:p>
          </table:table-cell>
          <table:table-cell table:style-name="Table1.C7" office:value-type="string">
            <text:p text:style-name="P7">Papildomų dokumentų redagavimas</text:p>
          </table:table-cell>
          <table:table-cell table:style-name="Table1.D7" office:value-type="string">
            <text:p text:style-name="P15"><text:bookmark text:name="docs-internal-guid-9bc632ff-e326-280a-0d41-26ce4d68c9d1"/>Išorinių dokumentų <text:span text:style-name="T21">keitimas</text:span></text:p>
            <text:p text:style-name="P16"><text:span text:style-name="T1">(nuotraukos, grafai ir </text:span><text:span text:style-name="T2">kt</text:span><text:span text:style-name="T1">.)</text:span></text:p>
          </table:table-cell>
        </table:table-row>
        <table:table-row>
          <table:table-cell table:style-name="Table1.A2" office:value-type="string">
            <text:p text:style-name="P8">B.6</text:p>
          </table:table-cell>
          <table:table-cell table:style-name="Table1.B8" office:value-type="string">
            <text:p text:style-name="P7">Neįgyvendinta</text:p>
          </table:table-cell>
          <table:table-cell table:style-name="Table1.C8" office:value-type="string">
            <text:p text:style-name="P7">Neįgyvendinta</text:p>
          </table:table-cell>
          <table:table-cell table:style-name="Table1.D8" office:value-type="string">
            <text:p text:style-name="P7">Įvairių prašymų šablonai (atostogos, avansas, nedarbingumas)</text:p>
          </table:table-cell>
        </table:table-row>
      </table:table>
      <text:p text:style-name="P11"/>
      <text:h text:style-name="Heading_20_1" text:outline-level="1"><text:bookmark-start text:name="__RefHeading___Toc992_2027584954"/>Vykdymas v2<text:bookmark-end text:name="__RefHeading___Toc992_2027584954"/></text:h>
      <text:p text:style-name="P14"><text:s/><text:span text:style-name="T28">reikia išsiaiškinti ar šitos dalies iš viso reik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register-true="tru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register-truth-ref-style-name="Title"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Index" style:page-layout-name="Mpm2" style:next-style-name="Standard"/>
    <style:master-page style:name="First_20_Page" style:display-name="First Page" style:page-layout-name="Mpm2"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4M12S</meta:editing-duration>
    <meta:editing-cycles>27</meta:editing-cycles>
    <meta:generator>LibreOffice/5.4.1.2$Windows_X86_64 LibreOffice_project/ea7cb86e6eeb2bf3a5af73a8f7777ac570321527</meta:generator>
    <dc:date>2017-10-16T23:29:39.489000000</dc:date>
    <meta:document-statistic meta:table-count="1" meta:image-count="0" meta:object-count="0" meta:page-count="6" meta:paragraph-count="112" meta:word-count="493" meta:character-count="3785" meta:non-whitespace-character-count="3446"/>
    <meta:user-defined meta:name="Info 1"/>
    <meta:user-defined meta:name="Info 2"/>
    <meta:user-defined meta:name="Info 3"/>
    <meta:user-defined meta:name="Info 4"/>
  </office:meta>
</office:document-meta>
</file>